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6.999cm" style:rel-column-width="65535*"/>
    </style:style>
    <style:style style:name="Table1.A1" style:family="table-cell">
      <style:table-cell-properties fo:padding="0.097cm" fo:border="0.002cm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font-size="9pt" style:font-size-asian="9pt" style:font-size-complex="9pt"/>
    </style:style>
    <style:style style:name="P3" style:family="paragraph" style:parent-style-name="Text_20_body">
      <style:paragraph-properties fo:margin-top="0cm" fo:margin-bottom="0cm"/>
    </style:style>
    <style:style style:name="P4" style:family="paragraph" style:parent-style-name="Text_20_body">
      <style:paragraph-properties fo:margin-left="1.251cm" fo:margin-right="0cm" fo:margin-top="0cm" fo:margin-bottom="0cm" fo:text-indent="0cm" style:auto-text-indent="false"/>
    </style:style>
    <style:style style:name="P5" style:family="paragraph" style:parent-style-name="Text_20_body">
      <style:paragraph-properties fo:margin-left="1.251cm" fo:margin-right="0cm" fo:text-indent="0cm" style:auto-text-indent="false"/>
    </style:style>
    <style:style style:name="P6" style:family="paragraph" style:parent-style-name="Text_20_body" style:list-style-name="L1">
      <style:paragraph-properties fo:margin-top="0cm" fo:margin-bottom="0cm"/>
    </style:style>
    <style:style style:name="T1" style:family="text">
      <style:text-properties style:text-underline-style="none"/>
    </style:style>
    <style:style style:name="T2" style:family="text">
      <style:text-properties fo:color="#000000"/>
    </style:style>
    <style:style style:name="T3" style:family="text">
      <style:text-properties fo:color="#000000" style:text-underline-style="none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LETÍN 35</text:p>
      <text:p text:style-name="P1"/>
      <text:p text:style-name="Standard">Dado el XML siguiente:</text:p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section text:style-name="Sect1" text:name="Section1">
              <text:p text:style-name="P2">&lt;?xml version="1.0"?&gt; </text:p>
              <text:p text:style-name="P2">&lt;?xml-stylesheet type="text/xsl" href="........xsl"?&gt;</text:p>
              <text:p text:style-name="P2">&lt;horario&gt;</text:p>
              <text:p text:style-name="P2"><text:s/>&lt;dia&gt;</text:p>
              <text:p text:style-name="P2"><text:s text:c="2"/>&lt;numdia&gt;1&lt;/numdia&gt; </text:p>
              <text:p text:style-name="P2"><text:s/>&lt;tarea prioridad="media"&gt;</text:p>
              <text:p text:style-name="P2"><text:s text:c="2"/>&lt;hora-ini&gt;12&lt;/hora-ini&gt; </text:p>
              <text:p text:style-name="P2"><text:s text:c="2"/>&lt;hora-fin&gt;14&lt;/hora-fin&gt; </text:p>
              <text:p text:style-name="P2"><text:s text:c="2"/>&lt;nombre&gt;Tutoria&lt;/nombre&gt; </text:p>
              <text:p text:style-name="P2"><text:s text:c="2"/>&lt;/tarea&gt;</text:p>
              <text:p text:style-name="P2"><text:s text:c="2"/>&lt;/dia&gt;</text:p>
              <text:p text:style-name="P2"><text:s/>&lt;dia&gt;</text:p>
              <text:p text:style-name="P2"><text:s text:c="2"/>&lt;numdia&gt;2&lt;/numdia&gt; </text:p>
              <text:p text:style-name="P2"><text:s/>&lt;tarea prioridad="alta"&gt;</text:p>
              <text:p text:style-name="P2"><text:s text:c="2"/>&lt;hora-ini&gt;12&lt;/hora-ini&gt; </text:p>
              <text:p text:style-name="P2"><text:s text:c="2"/>&lt;hora-fin&gt;14&lt;/hora-fin&gt; </text:p>
              <text:p text:style-name="P2"><text:s text:c="2"/>&lt;nombre&gt;Automatas&lt;/nombre&gt; </text:p>
              <text:p text:style-name="P2"><text:s text:c="2"/>&lt;/tarea&gt;</text:p>
              <text:p text:style-name="P2"><text:s text:c="2"/>&lt;/dia&gt;</text:p>
              <text:p text:style-name="P2"><text:s/>&lt;dia&gt;</text:p>
              <text:p text:style-name="P2"><text:s text:c="2"/>&lt;numdia&gt;4&lt;/numdia&gt; </text:p>
              <text:p text:style-name="P2"><text:s/>&lt;tarea prioridad="alta"&gt;</text:p>
              <text:p text:style-name="P2"><text:s text:c="2"/>&lt;hora-ini&gt;9&lt;/hora-ini&gt; </text:p>
              <text:p text:style-name="P2"><text:s text:c="2"/>&lt;hora-fin&gt;11&lt;/hora-fin&gt; </text:p>
              <text:p text:style-name="P2"><text:s text:c="2"/>&lt;nombre&gt;Procesadores de lenguajes&lt;/nombre&gt; </text:p>
              <text:p text:style-name="P2"><text:s text:c="2"/>&lt;/tarea&gt;</text:p>
              <text:p text:style-name="P2"><text:s/>&lt;tarea&gt;</text:p>
              <text:p text:style-name="P2"><text:s text:c="2"/>&lt;hora-ini&gt;16&lt;/hora-ini&gt; </text:p>
              <text:p text:style-name="P2"><text:s text:c="2"/>&lt;hora-fin&gt;17&lt;/hora-fin&gt; </text:p>
              <text:p text:style-name="P2"><text:s text:c="2"/>&lt;nombre&gt;EDI&lt;/nombre&gt; </text:p>
              <text:p text:style-name="P2"><text:s text:c="2"/>&lt;/tarea&gt;</text:p>
              <text:p text:style-name="P2"><text:s text:c="2"/>&lt;/dia&gt;</text:p>
              <text:p text:style-name="P2"><text:s/>&lt;dia&gt;</text:p>
              <text:p text:style-name="P2"><text:s text:c="2"/>&lt;numdia&gt;3&lt;/numdia&gt; </text:p>
              <text:p text:style-name="P2"><text:s/>&lt;tarea prioridad="alta"&gt;</text:p>
              <text:p text:style-name="P2"><text:s text:c="2"/>&lt;hora-ini&gt;9&lt;/hora-ini&gt; </text:p>
              <text:p text:style-name="P2"><text:s text:c="2"/>&lt;hora-fin&gt;11&lt;/hora-fin&gt; </text:p>
              <text:p text:style-name="P2">&lt;nombre&gt;Procesadores de lenguajes&lt;/nombre&gt; </text:p>
              <text:p text:style-name="P2"><text:s text:c="2"/>&lt;/tarea&gt;</text:p>
              <text:p text:style-name="P2"><text:s text:c="2"/>&lt;/dia&gt;</text:p>
              <text:p text:style-name="P2"><text:s/>&lt;dia&gt;</text:p>
              <text:p text:style-name="P2"><text:s text:c="2"/>&lt;numdia&gt;5&lt;/numdia&gt; </text:p>
              <text:p text:style-name="P2"><text:s/>&lt;tarea prioridad="baja"&gt;</text:p>
              <text:p text:style-name="P2"><text:s text:c="2"/>&lt;hora-ini&gt;17&lt;/hora-ini&gt; </text:p>
              <text:p text:style-name="P2"><text:s text:c="2"/>&lt;hora-fin&gt;18&lt;/hora-fin&gt; </text:p>
              <text:p text:style-name="P2"><text:s text:c="2"/>&lt;nombre&gt;Ver la tele&lt;/nombre&gt; </text:p>
              <text:p text:style-name="P2"><text:s text:c="2"/>&lt;/tarea&gt;</text:p>
              <text:p text:style-name="P2"><text:s text:c="2"/>&lt;/dia&gt;</text:p>
              <text:p text:style-name="P2"><text:s text:c="2"/>&lt;/horario&gt;</text:p>
            </text:section>
          </table:table-cell>
        </table:table-row>
      </table:table>
      <text:p text:style-name="Standard"/>
      <text:p text:style-name="Standard"/>
      <text:p text:style-name="P3"/>
      <text:list xml:id="list35298940" text:style-name="L1">
        <text:list-header>
          <text:p text:style-name="P6">1- Mostrar el número de día de los días que aparecen en el XML horario. </text:p>
        </text:list-header>
      </text:list>
      <text:p text:style-name="P3"/>
      <text:p text:style-name="P3"><text:s text:c="12"/>2- <text:s/>Mostrar <text:s/>las tareas desde el <text:s/>miércoles. </text:p>
      <text:list xml:id="list35313933" text:continue-numbering="true" text:style-name="L1">
        <text:list-header>
          <text:p text:style-name="P6"/>
        </text:list-header>
      </text:list>
      <text:p text:style-name="P3"><text:s text:c="12"/>3- Para cada día, lista de tareas, <text:s/>prioridad, <text:s/>hora de inicio y fin. </text:p>
      <text:p text:style-name="P4"/>
      <text:p text:style-name="P4">4- Visualizar el horario en orden. </text:p>
      <text:p text:style-name="P3"><text:a xlink:type="simple" xlink:href="http://horario/horario7.xsl"><text:span text:style-name="T1"><text:s text:c="12"/></text:span></text:a></text:p>
      <text:p text:style-name="P3"><text:a xlink:type="simple" xlink:href="http://horario/horario7.xsl"><text:span text:style-name="T1"><text:s text:c="9"/></text:span></text:a><text:a xlink:type="simple" xlink:href="http://horario/horario7.xsl"><text:span text:style-name="T3"><text:s text:c="3"/>5- N</text:span></text:a><text:span text:style-name="T2">o</text:span> sale la "Prioridad" si no la tiene. </text:p>
      <text:p text:style-name="P5"><text:a xlink:type="simple" xlink:href="http://horario/horario8.xsl"><text:span text:style-name="T1"/></text:a></text:p>
      <text:p text:style-name="P5"><text:a xlink:type="simple" xlink:href="http://horario/horario8.xsl"><text:span text:style-name="T3">6-</text:span></text:a><text:span text:style-name="T2"> </text:span>Sacar lista de todas las tareas indicando si son por la mañana, por la tarde o al mediodía. 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11-05-07T12:26:20</meta:creation-date>
    <dc:date>2015-05-05T15:15:21.78</dc:date>
    <dc:language>es-ES</dc:language>
    <meta:editing-cycles>6</meta:editing-cycles>
    <meta:editing-duration>PT00H19M26S</meta:editing-duration>
    <dc:creator>e e</dc:creator>
    <meta:document-statistic meta:table-count="1" meta:image-count="0" meta:object-count="0" meta:page-count="1" meta:paragraph-count="58" meta:word-count="139" meta:character-count="1413"/>
    <meta:user-defined meta:name="Info 1"/>
    <meta:user-defined meta:name="Info 2"/>
    <meta:user-defined meta:name="Info 3"/>
    <meta:user-defined meta:name="Info 4"/>
  </office:meta>
</office:document-meta>
</file>